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de" number:country="DE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Excel_20_Built-in_20_Normal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"/>
    <style:style style:name="ce6" style:family="table-cell" style:parent-style-name="Excel_20_Built-in_20_Normal">
      <style:text-properties fo:font-weight="bold" style:font-weight-asian="bold" style:font-weight-complex="bold"/>
    </style:style>
    <style:style style:name="ce7" style:family="table-cell" style:parent-style-name="Excel_20_Built-in_20_Normal" style:data-style-name="N8002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DP: d6xm6xn6, K = 1000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17" table:number-rows-spanned="1">
            <text:p>1000 consensus paths for one problem</text:p>
          </table:table-cell>
          <table:covered-table-cell table:number-columns-repeated="16" table:style-name="ce4"/>
          <table:table-cell table:number-columns-repeated="1007"/>
        </table:table-row>
        <table:table-row table:style-name="ro2">
          <table:table-cell table:style-name="ce3" office:value-type="string">
            <text:p>Fuzzy SAW (5 evaluations each)</text:p>
          </table:table-cell>
          <table:table-cell table:number-columns-repeated="5"/>
          <table:table-cell office:value-type="string">
            <text:p>SAW [1,10]</text:p>
          </table:table-cell>
          <table:table-cell table:number-columns-repeated="5"/>
          <table:table-cell office:value-type="string">
            <text:p>ABX-Lex</text:p>
          </table:table-cell>
          <table:table-cell table:number-columns-repeated="1011"/>
        </table:table-row>
        <table:table-row table:style-name="ro2"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2"/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2"/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1008"/>
        </table:table-row>
        <table:table-row table:style-name="ro2"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64">
            <text:p>64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66">
            <text:p>66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43">
            <text:p>43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46">
            <text:p>46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56">
            <text:p>56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43">
            <text:p>43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63">
            <text:p>63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41">
            <text:p>41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58">
            <text:p>58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57">
            <text:p>57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57">
            <text:p>57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float" office:value="24">
            <text:p>24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47">
            <text:p>47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61">
            <text:p>61</text:p>
          </table:table-cell>
          <table:table-cell table:number-columns-repeated="1007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float" office:value="23">
            <text:p>23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57">
            <text:p>57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83">
            <text:p>83</text:p>
          </table:table-cell>
          <table:table-cell table:number-columns-repeated="1007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float" office:value="43">
            <text:p>43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78">
            <text:p>78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68">
            <text:p>68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33">
            <text:p>33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74">
            <text:p>74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83">
            <text:p>83</text:p>
          </table:table-cell>
          <table:table-cell table:number-columns-repeated="1007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float" office:value="71">
            <text:p>71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54">
            <text:p>54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23">
            <text:p>23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92">
            <text:p>92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90">
            <text:p>90</text:p>
          </table:table-cell>
          <table:table-cell table:number-columns-repeated="1007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float" office:value="61">
            <text:p>61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84">
            <text:p>84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57">
            <text:p>57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float" office:value="68">
            <text:p>68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57">
            <text:p>57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26">
            <text:p>26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32">
            <text:p>32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79">
            <text:p>79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69">
            <text:p>69</text:p>
          </table:table-cell>
          <table:table-cell table:number-columns-repeated="1007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float" office:value="78">
            <text:p>78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65">
            <text:p>65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44">
            <text:p>44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34">
            <text:p>34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61">
            <text:p>61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44">
            <text:p>44</text:p>
          </table:table-cell>
          <table:table-cell table:number-columns-repeated="1007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float" office:value="83">
            <text:p>83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75">
            <text:p>75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40">
            <text:p>40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48">
            <text:p>48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28">
            <text:p>28</text:p>
          </table:table-cell>
          <table:table-cell table:number-columns-repeated="1007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float" office:value="68">
            <text:p>68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68">
            <text:p>68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31">
            <text:p>31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34">
            <text:p>34</text:p>
          </table:table-cell>
          <table:table-cell table:number-columns-repeated="1007"/>
        </table:table-row>
        <table:table-row table:style-name="ro2">
          <table:table-cell office:value-type="float" office:value="27">
            <text:p>27</text:p>
          </table:table-cell>
          <table:table-cell table:style-name="ce5" office:value-type="float" office:value="71">
            <text:p>71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55">
            <text:p>55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57">
            <text:p>57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28">
            <text:p>28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number-columns-repeated="1007"/>
        </table:table-row>
        <table:table-row table:style-name="ro2">
          <table:table-cell office:value-type="float" office:value="28">
            <text:p>28</text:p>
          </table:table-cell>
          <table:table-cell table:style-name="ce5" office:value-type="float" office:value="75">
            <text:p>75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71">
            <text:p>71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102">
            <text:p>102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office:value-type="float" office:value="29">
            <text:p>29</text:p>
          </table:table-cell>
          <table:table-cell table:style-name="ce5" office:value-type="float" office:value="61">
            <text:p>61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55">
            <text:p>55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70">
            <text:p>70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16">
            <text:p>16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7">
            <text:p>7</text:p>
          </table:table-cell>
          <table:table-cell table:number-columns-repeated="1007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54">
            <text:p>54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80">
            <text:p>80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64">
            <text:p>64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31">
            <text:p>31</text:p>
          </table:table-cell>
          <table:table-cell table:style-name="ce5" office:value-type="float" office:value="35">
            <text:p>35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50">
            <text:p>50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81">
            <text:p>81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64">
            <text:p>64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32">
            <text:p>32</text:p>
          </table:table-cell>
          <table:table-cell table:style-name="ce5" office:value-type="float" office:value="34">
            <text:p>34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40">
            <text:p>40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84">
            <text:p>84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54">
            <text:p>54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float" office:value="33">
            <text:p>33</text:p>
          </table:table-cell>
          <table:table-cell table:style-name="ce5"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37">
            <text:p>37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84">
            <text:p>84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46">
            <text:p>46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32">
            <text:p>32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67">
            <text:p>67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1">
            <text:p>1</text:p>
          </table:table-cell>
          <table:table-cell/>
          <table:table-cell table:style-name="ce3" table:formula="of:=SUMPRODUCT([.P7:.P29];[.Q7:.Q29])/1000" office:value-type="float" office:value="13.481">
            <text:p>13,481</text:p>
          </table:table-cell>
          <table:table-cell office:value-type="string">
            <text:p>MPL</text:p>
          </table:table-cell>
          <table:table-cell table:number-columns-repeated="1007"/>
        </table:table-row>
        <table:table-row table:style-name="ro2">
          <table:table-cell office:value-type="float" office:value="35">
            <text:p>35</text:p>
          </table:table-cell>
          <table:table-cell table:style-name="ce5" office:value-type="float" office:value="11">
            <text:p>11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22">
            <text:p>22</text:p>
          </table:table-cell>
          <table:table-cell/>
          <table:table-cell office:value-type="float" office:value="35">
            <text:p>35</text:p>
          </table:table-cell>
          <table:table-cell table:style-name="ce5" office:value-type="float" office:value="46">
            <text:p>46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53">
            <text:p>53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17">
            <text:p>17</text:p>
          </table:table-cell>
          <table:table-cell/>
          <table:table-cell office:value-type="float" office:value="36">
            <text:p>36</text:p>
          </table:table-cell>
          <table:table-cell table:style-name="ce5" office:value-type="float" office:value="31">
            <text:p>31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41">
            <text:p>41</text:p>
          </table:table-cell>
          <table:table-cell/>
          <table:table-cell table:style-name="ce3" table:formula="of:=SUMPRODUCT([.M7:.M31];[.N7:.N31])/1000" office:value-type="float" office:value="13.715">
            <text:p>13,715</text:p>
          </table:table-cell>
          <table:table-cell office:value-type="string">
            <text:p>MPL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13">
            <text:p>13</text:p>
          </table:table-cell>
          <table:table-cell/>
          <table:table-cell office:value-type="float" office:value="37">
            <text:p>37</text:p>
          </table:table-cell>
          <table:table-cell table:style-name="ce5" office:value-type="float" office:value="28">
            <text:p>28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38">
            <text:p>38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35">
            <text:p>35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39">
            <text:p>39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6">
            <text:p>36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22">
            <text:p>22</text:p>
          </table:table-cell>
          <table:table-cell table:number-columns-repeated="1013"/>
        </table:table-row>
        <table:table-row table:style-name="ro2">
          <table:table-cell table:style-name="ce3" table:formula="of:=SUMPRODUCT([.A7:.A36];[.B7:.B36])/1000" office:value-type="float" office:value="25.057">
            <text:p>25,057</text:p>
          </table:table-cell>
          <table:table-cell office:value-type="string">
            <text:p>MPL</text:p>
          </table:table-cell>
          <table:table-cell/>
          <table:table-cell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 table:number-columns-repeated="4"/>
          <table:table-cell office:value-type="float" office:value="35">
            <text:p>35</text:p>
          </table:table-cell>
          <table:table-cell table:style-name="ce5" office:value-type="float" office:value="13">
            <text:p>1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>
            <text:p>39</text:p>
          </table:table-cell>
          <table:table-cell table:style-name="ce5" office:value-type="float" office:value="1">
            <text:p>1</text:p>
          </table:table-cell>
          <table:table-cell/>
          <table:table-cell table:style-name="ce3" table:formula="of:=SUMPRODUCT([.G7:.G37];[.H7:.H37])/1000" office:value-type="float" office:value="29.451">
            <text:p>29,451</text:p>
          </table:table-cell>
          <table:table-cell office:value-type="string">
            <text:p>MPL</text:p>
          </table:table-cell>
          <table:table-cell/>
          <table:table-cell office:value-type="float" office:value="36">
            <text:p>36</text:p>
          </table:table-cell>
          <table:table-cell table:style-name="ce5" office:value-type="float" office:value="7">
            <text:p>7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37">
            <text:p>37</text:p>
          </table:table-cell>
          <table:table-cell table:style-name="ce5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table:formula="of:=SUMPRODUCT([.D7:.D39];[.E7:.E39])/1000" office:value-type="float" office:value="22.122">
            <text:p>22,122</text:p>
          </table:table-cell>
          <table:table-cell office:value-type="string">
            <text:p>MPL</text:p>
          </table:table-cell>
          <table:table-cell table:number-columns-repeated="4"/>
          <table:table-cell office:value-type="float" office:value="38">
            <text:p>38</text:p>
          </table:table-cell>
          <table:table-cell table:style-name="ce5" office:value-type="float" office:value="6">
            <text:p>6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39">
            <text:p>39</text:p>
          </table:table-cell>
          <table:table-cell table:style-name="ce5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3" table:formula="of:=SUMPRODUCT([.J7:.J42];[.K7:.K42])/1000" office:value-type="float" office:value="23.411">
            <text:p>23,411</text:p>
          </table:table-cell>
          <table:table-cell office:value-type="string">
            <text:p>MPL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table:number-columns-spanned="17" table:number-rows-spanned="1">
            <text:p>1000 problems with 1 consensus path</text:p>
          </table:table-cell>
          <table:covered-table-cell table:number-columns-repeated="16" table:style-name="ce4"/>
          <table:table-cell table:number-columns-repeated="1007"/>
        </table:table-row>
        <table:table-row table:style-name="ro2">
          <table:table-cell table:style-name="ce3" office:value-type="string">
            <text:p>Fuzzy SAW (5 evaluations each)</text:p>
          </table:table-cell>
          <table:table-cell table:number-columns-repeated="5"/>
          <table:table-cell office:value-type="string">
            <text:p>SAW [1,10]</text:p>
          </table:table-cell>
          <table:table-cell table:number-columns-repeated="5"/>
          <table:table-cell office:value-type="string">
            <text:p>ABX-Lex</text:p>
          </table:table-cell>
          <table:table-cell table:number-columns-repeated="1011"/>
        </table:table-row>
        <table:table-row table:style-name="ro2"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2"/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2"/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1008"/>
        </table:table-row>
        <table:table-row table:style-name="ro2"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42">
            <text:p>42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30">
            <text:p>30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43">
            <text:p>43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55">
            <text:p>55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48">
            <text:p>48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43">
            <text:p>43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36">
            <text:p>36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39">
            <text:p>39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38">
            <text:p>38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41">
            <text:p>41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44">
            <text:p>44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66">
            <text:p>66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float" office:value="22">
            <text:p>22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60">
            <text:p>60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65">
            <text:p>65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float" office:value="31">
            <text:p>31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27">
            <text:p>27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27">
            <text:p>27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81">
            <text:p>81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70">
            <text:p>70</text:p>
          </table:table-cell>
          <table:table-cell table:number-columns-repeated="1007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float" office:value="40">
            <text:p>40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45">
            <text:p>45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85">
            <text:p>85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73">
            <text:p>73</text:p>
          </table:table-cell>
          <table:table-cell table:number-columns-repeated="1007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float" office:value="38">
            <text:p>38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43">
            <text:p>43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26">
            <text:p>26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83">
            <text:p>83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82">
            <text:p>82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float" office:value="58">
            <text:p>58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59">
            <text:p>59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81">
            <text:p>81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71">
            <text:p>71</text:p>
          </table:table-cell>
          <table:table-cell table:number-columns-repeated="1007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float" office:value="59">
            <text:p>59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69">
            <text:p>69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32">
            <text:p>32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74">
            <text:p>74</text:p>
          </table:table-cell>
          <table:table-cell table:number-columns-repeated="1007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68">
            <text:p>68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31">
            <text:p>31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33">
            <text:p>33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64">
            <text:p>64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67">
            <text:p>67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float" office:value="80">
            <text:p>80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58">
            <text:p>58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44">
            <text:p>44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36">
            <text:p>36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60">
            <text:p>60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52">
            <text:p>52</text:p>
          </table:table-cell>
          <table:table-cell table:number-columns-repeated="1007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float" office:value="75">
            <text:p>75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58">
            <text:p>58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46">
            <text:p>46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39">
            <text:p>39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38">
            <text:p>38</text:p>
          </table:table-cell>
          <table:table-cell table:number-columns-repeated="1007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float" office:value="90">
            <text:p>90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67">
            <text:p>67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60">
            <text:p>60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43">
            <text:p>43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27">
            <text:p>27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35">
            <text:p>35</text:p>
          </table:table-cell>
          <table:table-cell table:number-columns-repeated="1007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float" office:value="76">
            <text:p>76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72">
            <text:p>72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73">
            <text:p>73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44">
            <text:p>44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31">
            <text:p>31</text:p>
          </table:table-cell>
          <table:table-cell table:number-columns-repeated="1007"/>
        </table:table-row>
        <table:table-row table:style-name="ro2">
          <table:table-cell office:value-type="float" office:value="27">
            <text:p>27</text:p>
          </table:table-cell>
          <table:table-cell table:style-name="ce5" office:value-type="float" office:value="61">
            <text:p>61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63">
            <text:p>63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85">
            <text:p>85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number-columns-repeated="1007"/>
        </table:table-row>
        <table:table-row table:style-name="ro2">
          <table:table-cell office:value-type="float" office:value="28">
            <text:p>28</text:p>
          </table:table-cell>
          <table:table-cell table:style-name="ce5" office:value-type="float" office:value="67">
            <text:p>67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53">
            <text:p>53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68">
            <text:p>68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56">
            <text:p>56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number-columns-repeated="1007"/>
        </table:table-row>
        <table:table-row table:style-name="ro2">
          <table:table-cell office:value-type="float" office:value="29">
            <text:p>29</text:p>
          </table:table-cell>
          <table:table-cell table:style-name="ce5" office:value-type="float" office:value="44">
            <text:p>44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46">
            <text:p>46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77">
            <text:p>77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55">
            <text:p>55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float" office:value="33">
            <text:p>33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48">
            <text:p>48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96">
            <text:p>96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52">
            <text:p>52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float" office:value="31">
            <text:p>31</text:p>
          </table:table-cell>
          <table:table-cell table:style-name="ce5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89">
            <text:p>89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float" office:value="32">
            <text:p>32</text:p>
          </table:table-cell>
          <table:table-cell table:style-name="ce5" office:value-type="float" office:value="24">
            <text:p>24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74">
            <text:p>74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59">
            <text:p>59</text:p>
          </table:table-cell>
          <table:table-cell table:number-columns-repeated="2"/>
          <table:table-cell table:style-name="ce5"/>
          <table:table-cell/>
          <table:table-cell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33">
            <text:p>33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office:value-type="float" office:value="35">
            <text:p>35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64">
            <text:p>64</text:p>
          </table:table-cell>
          <table:table-cell/>
          <table:table-cell table:style-name="ce3" table:formula="of:=SUMPRODUCT([.M51:.M74];[.N51:.N74])/1000" office:value-type="float" office:value="14.111">
            <text:p>14,111</text:p>
          </table:table-cell>
          <table:table-cell office:value-type="string">
            <text:p>MPL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36">
            <text:p>36</text:p>
          </table:table-cell>
          <table:table-cell table:style-name="ce5" office:value-type="float" office:value="42">
            <text:p>42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41">
            <text:p>41</text:p>
          </table:table-cell>
          <table:table-cell/>
          <table:table-cell table:style-name="ce3"/>
          <table:table-cell table:number-columns-repeated="2"/>
          <table:table-cell table:style-name="ce3" table:formula="of:=SUMPRODUCT([.P51:.P75];[.Q51:.Q75])/1000" office:value-type="float" office:value="13.223">
            <text:p>13,223</text:p>
          </table:table-cell>
          <table:table-cell office:value-type="string">
            <text:p>MPL</text:p>
          </table:table-cell>
          <table:table-cell table:number-columns-repeated="1007"/>
        </table:table-row>
        <table:table-row table:style-name="ro2">
          <table:table-cell office:value-type="float" office:value="35">
            <text:p>35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style-name="ce5"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39">
            <text:p>39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38">
            <text:p>38</text:p>
          </table:table-cell>
          <table:table-cell table:style-name="ce5" office:value-type="float" office:value="15">
            <text:p>15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32">
            <text:p>32</text:p>
          </table:table-cell>
          <table:table-cell table:number-columns-repeated="1013"/>
        </table:table-row>
        <table:table-row table:style-name="ro2">
          <table:table-cell office:value-type="float" office:value="37">
            <text:p>37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39">
            <text:p>39</text:p>
          </table:table-cell>
          <table:table-cell table:style-name="ce5"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19">
            <text:p>19</text:p>
          </table:table-cell>
          <table:table-cell table:number-columns-repeated="1013"/>
        </table:table-row>
        <table:table-row table:style-name="ro2">
          <table:table-cell office:value-type="float" office:value="39">
            <text:p>39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22">
            <text:p>22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/>
          <table:table-cell table:style-name="ce3"/>
          <table:table-cell table:number-columns-repeated="2"/>
          <table:table-cell office:value-type="float" office:value="35">
            <text:p>35</text:p>
          </table:table-cell>
          <table:table-cell table:style-name="ce5" office:value-type="float" office:value="17">
            <text:p>1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/>
          <table:table-cell table:style-name="ce3" table:formula="of:=SUMPRODUCT([.G51:.G81];[.H51:.H81])/1000" office:value-type="float" office:value="29.607">
            <text:p>29,607</text:p>
          </table:table-cell>
          <table:table-cell office:value-type="string">
            <text:p>MPL</text:p>
          </table:table-cell>
          <table:table-cell/>
          <table:table-cell office:value-type="float" office:value="36">
            <text:p>36</text:p>
          </table:table-cell>
          <table:table-cell table:style-name="ce5" office:value-type="float" office:value="10">
            <text:p>10</text:p>
          </table:table-cell>
          <table:table-cell table:number-columns-repeated="1013"/>
        </table:table-row>
        <table:table-row table:style-name="ro2">
          <table:table-cell table:style-name="ce3" table:formula="of:=SUMPRODUCT([.A51:.A82];[.B51:.B82])/1000" office:value-type="float" office:value="24.236">
            <text:p>24,236</text:p>
          </table:table-cell>
          <table:table-cell office:value-type="string">
            <text:p>MPL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table:formula="of:=SUMPRODUCT([.D51:.D83];[.E51:.E83])/1000" office:value-type="float" office:value="21.595">
            <text:p>21,595</text:p>
          </table:table-cell>
          <table:table-cell office:value-type="string">
            <text:p>MPL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3" table:formula="of:=SUMPRODUCT([.J51:.J85];[.K51:.K85])/1000" office:value-type="float" office:value="22.898">
            <text:p>22,898</text:p>
          </table:table-cell>
          <table:table-cell office:value-type="string">
            <text:p>MPL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17" table:number-rows-spanned="1">
            <text:p>100 consensus paths for 100 problems</text:p>
          </table:table-cell>
          <table:covered-table-cell table:number-columns-repeated="16" table:style-name="ce4"/>
          <table:table-cell table:number-columns-repeated="1007"/>
        </table:table-row>
        <table:table-row table:style-name="ro2">
          <table:table-cell table:style-name="ce3" office:value-type="string">
            <text:p>Fuzzy SAW (5 evaluations each)</text:p>
          </table:table-cell>
          <table:table-cell table:number-columns-repeated="11"/>
          <table:table-cell office:value-type="string">
            <text:p>ABX-Lex</text:p>
          </table:table-cell>
          <table:table-cell table:number-columns-repeated="1011"/>
        </table:table-row>
        <table:table-row table:style-name="ro2"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8"/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1008"/>
        </table:table-row>
        <table:table-row table:style-name="ro2"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 table:number-columns-repeated="7"/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3">
            <text:p>3</text:p>
          </table:table-cell>
          <table:table-cell table:style-name="ce5" office:value-type="float" office:value="56">
            <text:p>56</text:p>
          </table:table-cell>
          <table:table-cell/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4">
            <text:p>4</text:p>
          </table:table-cell>
          <table:table-cell table:style-name="ce5" office:value-type="float" office:value="190">
            <text:p>190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51">
            <text:p>51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5">
            <text:p>5</text:p>
          </table:table-cell>
          <table:table-cell table:style-name="ce5" office:value-type="float" office:value="331">
            <text:p>331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208">
            <text:p>208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57">
            <text:p>57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6">
            <text:p>6</text:p>
          </table:table-cell>
          <table:table-cell table:style-name="ce5" office:value-type="float" office:value="428">
            <text:p>428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375">
            <text:p>375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79">
            <text:p>79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7">
            <text:p>7</text:p>
          </table:table-cell>
          <table:table-cell table:style-name="ce5" office:value-type="float" office:value="381">
            <text:p>381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448">
            <text:p>448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90">
            <text:p>90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8">
            <text:p>8</text:p>
          </table:table-cell>
          <table:table-cell table:style-name="ce5" office:value-type="float" office:value="391">
            <text:p>391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463">
            <text:p>463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float" office:value="23">
            <text:p>23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112">
            <text:p>112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9">
            <text:p>9</text:p>
          </table:table-cell>
          <table:table-cell table:style-name="ce5" office:value-type="float" office:value="466">
            <text:p>466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478">
            <text:p>478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156">
            <text:p>156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0">
            <text:p>10</text:p>
          </table:table-cell>
          <table:table-cell table:style-name="ce5" office:value-type="float" office:value="497">
            <text:p>497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531">
            <text:p>531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float" office:value="66">
            <text:p>66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173">
            <text:p>173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1">
            <text:p>11</text:p>
          </table:table-cell>
          <table:table-cell table:style-name="ce5" office:value-type="float" office:value="529">
            <text:p>529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541">
            <text:p>541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float" office:value="107">
            <text:p>107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233">
            <text:p>233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2">
            <text:p>12</text:p>
          </table:table-cell>
          <table:table-cell table:style-name="ce5" office:value-type="float" office:value="621">
            <text:p>621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623">
            <text:p>623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float" office:value="162">
            <text:p>162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303">
            <text:p>303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3">
            <text:p>13</text:p>
          </table:table-cell>
          <table:table-cell table:style-name="ce5" office:value-type="float" office:value="693">
            <text:p>693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717">
            <text:p>717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float" office:value="224">
            <text:p>224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344">
            <text:p>344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4">
            <text:p>14</text:p>
          </table:table-cell>
          <table:table-cell table:style-name="ce5" office:value-type="float" office:value="738">
            <text:p>738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683">
            <text:p>683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float" office:value="310">
            <text:p>310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414">
            <text:p>414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5">
            <text:p>15</text:p>
          </table:table-cell>
          <table:table-cell table:style-name="ce5" office:value-type="float" office:value="799">
            <text:p>799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776">
            <text:p>776</text:p>
          </table:table-cell>
          <table:table-cell table:number-columns-repeated="1007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float" office:value="391">
            <text:p>391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509">
            <text:p>509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6">
            <text:p>16</text:p>
          </table:table-cell>
          <table:table-cell table:style-name="ce5" office:value-type="float" office:value="829">
            <text:p>829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802">
            <text:p>802</text:p>
          </table:table-cell>
          <table:table-cell table:number-columns-repeated="1007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float" office:value="467">
            <text:p>467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575">
            <text:p>575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7">
            <text:p>17</text:p>
          </table:table-cell>
          <table:table-cell table:style-name="ce5" office:value-type="float" office:value="686">
            <text:p>686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751">
            <text:p>751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float" office:value="594">
            <text:p>594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593">
            <text:p>593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8">
            <text:p>18</text:p>
          </table:table-cell>
          <table:table-cell table:style-name="ce5" office:value-type="float" office:value="614">
            <text:p>614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670">
            <text:p>670</text:p>
          </table:table-cell>
          <table:table-cell table:number-columns-repeated="1007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float" office:value="618">
            <text:p>618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657">
            <text:p>657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19">
            <text:p>19</text:p>
          </table:table-cell>
          <table:table-cell table:style-name="ce5" office:value-type="float" office:value="477">
            <text:p>477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487">
            <text:p>487</text:p>
          </table:table-cell>
          <table:table-cell table:number-columns-repeated="1007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float" office:value="708">
            <text:p>708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671">
            <text:p>671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0">
            <text:p>20</text:p>
          </table:table-cell>
          <table:table-cell table:style-name="ce5" office:value-type="float" office:value="403">
            <text:p>403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430">
            <text:p>430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float" office:value="775">
            <text:p>775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702">
            <text:p>702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1">
            <text:p>21</text:p>
          </table:table-cell>
          <table:table-cell table:style-name="ce5" office:value-type="float" office:value="302">
            <text:p>302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310">
            <text:p>310</text:p>
          </table:table-cell>
          <table:table-cell table:number-columns-repeated="1007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float" office:value="770">
            <text:p>770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626">
            <text:p>626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2">
            <text:p>22</text:p>
          </table:table-cell>
          <table:table-cell table:style-name="ce5" office:value-type="float" office:value="207">
            <text:p>207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228">
            <text:p>228</text:p>
          </table:table-cell>
          <table:table-cell table:number-columns-repeated="1007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float" office:value="747">
            <text:p>747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605">
            <text:p>605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3">
            <text:p>23</text:p>
          </table:table-cell>
          <table:table-cell table:style-name="ce5" office:value-type="float" office:value="147">
            <text:p>147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161">
            <text:p>161</text:p>
          </table:table-cell>
          <table:table-cell table:number-columns-repeated="1007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float" office:value="726">
            <text:p>726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579">
            <text:p>579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4">
            <text:p>24</text:p>
          </table:table-cell>
          <table:table-cell table:style-name="ce5" office:value-type="float" office:value="84">
            <text:p>84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98">
            <text:p>98</text:p>
          </table:table-cell>
          <table:table-cell table:number-columns-repeated="1007"/>
        </table:table-row>
        <table:table-row table:style-name="ro2">
          <table:table-cell office:value-type="float" office:value="27">
            <text:p>27</text:p>
          </table:table-cell>
          <table:table-cell table:style-name="ce5" office:value-type="float" office:value="670">
            <text:p>670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501">
            <text:p>501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5">
            <text:p>25</text:p>
          </table:table-cell>
          <table:table-cell table:style-name="ce5" office:value-type="float" office:value="53">
            <text:p>53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60">
            <text:p>60</text:p>
          </table:table-cell>
          <table:table-cell table:number-columns-repeated="1007"/>
        </table:table-row>
        <table:table-row table:style-name="ro2">
          <table:table-cell office:value-type="float" office:value="28">
            <text:p>28</text:p>
          </table:table-cell>
          <table:table-cell table:style-name="ce5" office:value-type="float" office:value="633">
            <text:p>633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437">
            <text:p>437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6">
            <text:p>26</text:p>
          </table:table-cell>
          <table:table-cell table:style-name="ce5" office:value-type="float" office:value="33">
            <text:p>33</text:p>
          </table:table-cell>
          <table:table-cell/>
          <table:table-cell table:style-name="ce3" office:value-type="float" office:value="25">
            <text:p>25</text:p>
          </table:table-cell>
          <table:table-cell table:style-name="ce5" office:value-type="float" office:value="43">
            <text:p>43</text:p>
          </table:table-cell>
          <table:table-cell table:number-columns-repeated="1007"/>
        </table:table-row>
        <table:table-row table:style-name="ro2">
          <table:table-cell office:value-type="float" office:value="29">
            <text:p>29</text:p>
          </table:table-cell>
          <table:table-cell table:style-name="ce5" office:value-type="float" office:value="485">
            <text:p>485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386">
            <text:p>386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7">
            <text:p>27</text:p>
          </table:table-cell>
          <table:table-cell table:style-name="ce5" office:value-type="float" office:value="23">
            <text:p>23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number-columns-repeated="1007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float" office:value="412">
            <text:p>412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317">
            <text:p>317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8">
            <text:p>28</text:p>
          </table:table-cell>
          <table:table-cell table:style-name="ce5"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19">
            <text:p>19</text:p>
          </table:table-cell>
          <table:table-cell table:number-columns-repeated="1007"/>
        </table:table-row>
        <table:table-row table:style-name="ro2">
          <table:table-cell office:value-type="float" office:value="31">
            <text:p>31</text:p>
          </table:table-cell>
          <table:table-cell table:style-name="ce5" office:value-type="float" office:value="311">
            <text:p>311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262">
            <text:p>262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12">
            <text:p>12</text:p>
          </table:table-cell>
          <table:table-cell table:number-columns-repeated="1007"/>
        </table:table-row>
        <table:table-row table:style-name="ro2">
          <table:table-cell office:value-type="float" office:value="32">
            <text:p>32</text:p>
          </table:table-cell>
          <table:table-cell table:style-name="ce5" office:value-type="float" office:value="236">
            <text:p>236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174">
            <text:p>174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30">
            <text:p>30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2">
          <table:table-cell office:value-type="float" office:value="33">
            <text:p>33</text:p>
          </table:table-cell>
          <table:table-cell table:style-name="ce5" office:value-type="float" office:value="181">
            <text:p>181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131">
            <text:p>131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31">
            <text:p>31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float" office:value="34">
            <text:p>34</text:p>
          </table:table-cell>
          <table:table-cell table:style-name="ce5" office:value-type="float" office:value="132">
            <text:p>132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99">
            <text:p>99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table:style-name="ce5" office:value-type="float" office:value="76">
            <text:p>76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66">
            <text:p>66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3" table:formula="of:=SUMPRODUCT([.P94:.P122];[.Q94:.Q122])/10000" office:value-type="float" office:value="13.1443">
            <text:p>13,1443</text:p>
          </table:table-cell>
          <table:table-cell office:value-type="string">
            <text:p>MPL</text:p>
          </table:table-cell>
          <table:table-cell table:number-columns-repeated="1007"/>
        </table:table-row>
        <table:table-row table:style-name="ro2">
          <table:table-cell office:value-type="float" office:value="36">
            <text:p>36</text:p>
          </table:table-cell>
          <table:table-cell table:style-name="ce5" office:value-type="float" office:value="52">
            <text:p>52</text:p>
          </table:table-cell>
          <table:table-cell/>
          <table:table-cell office:value-type="float" office:value="35">
            <text:p>35</text:p>
          </table:table-cell>
          <table:table-cell table:style-name="ce5" office:value-type="float" office:value="55">
            <text:p>55</text:p>
          </table:table-cell>
          <table:table-cell table:number-columns-repeated="5"/>
          <table:table-cell table:style-name="ce5"/>
          <table:table-cell/>
          <table:table-cell table:style-name="ce3" table:formula="of:=SUMPRODUCT([.M94:.M123];[.N94:.N123])/10000" office:value-type="float" office:value="13.7551">
            <text:p>13,7551</text:p>
          </table:table-cell>
          <table:table-cell office:value-type="string">
            <text:p>MPL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 table:style-name="ce5" office:value-type="float" office:value="30">
            <text:p>30</text:p>
          </table:table-cell>
          <table:table-cell/>
          <table:table-cell office:value-type="float" office:value="36">
            <text:p>36</text:p>
          </table:table-cell>
          <table:table-cell table:style-name="ce5" office:value-type="float" office:value="32">
            <text:p>32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table:style-name="ce5" office:value-type="float" office:value="9">
            <text:p>9</text:p>
          </table:table-cell>
          <table:table-cell/>
          <table:table-cell office:value-type="float" office:value="37">
            <text:p>37</text:p>
          </table:table-cell>
          <table:table-cell table:style-name="ce5" office:value-type="float" office:value="18">
            <text:p>18</text:p>
          </table:table-cell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office:value-type="float" office:value="39">
            <text:p>39</text:p>
          </table:table-cell>
          <table:table-cell table:style-name="ce5"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table:style-name="ce5" office:value-type="float" office:value="11">
            <text:p>11</text:p>
          </table:table-cell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table:style-name="ce5" office:value-type="float" office:value="2">
            <text:p>2</text:p>
          </table:table-cell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formula="of:=SUMPRODUCT([.A94:.A129];[.B94:.B129])/10000" office:value-type="float" office:value="24.12">
            <text:p>24,12</text:p>
          </table:table-cell>
          <table:table-cell office:value-type="string">
            <text:p>MPL</text:p>
          </table:table-cell>
          <table:table-cell/>
          <table:table-cell table:style-name="ce7" table:formula="of:=SUMPRODUCT([.D94:.D129];[.E94:.E129])/10000" office:value-type="float" office:value="21.4348">
            <text:p>21,43</text:p>
          </table:table-cell>
          <table:table-cell office:value-type="string">
            <text:p>MPL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table:number-columns-spanned="17" table:number-rows-spanned="1">
            <text:p>100 consensus paths for 100 problems</text:p>
          </table:table-cell>
          <table:covered-table-cell table:number-columns-repeated="16" table:style-name="ce4"/>
          <table:table-cell table:number-columns-repeated="1007"/>
        </table:table-row>
        <table:table-row table:style-name="ro2">
          <table:table-cell table:style-name="ce3" office:value-type="string">
            <text:p>Fuzzy SAW (7 evaluations each)</text:p>
          </table:table-cell>
          <table:table-cell table:number-columns-repeated="1023"/>
        </table:table-row>
        <table:table-row table:style-name="ro2">
          <table:table-cell office:value-type="string">
            <text:p>h = 0</text:p>
          </table:table-cell>
          <table:table-cell table:number-columns-repeated="2"/>
          <table:table-cell office:value-type="string">
            <text:p>h = h_max*0.1</text:p>
          </table:table-cell>
          <table:table-cell table:number-columns-repeated="1020"/>
        </table:table-row>
        <table:table-row table:style-name="ro2">
          <table:table-cell office:value-type="string">
            <text:p>steps</text:p>
          </table:table-cell>
          <table:table-cell office:value-type="string">
            <text:p>#</text:p>
          </table:table-cell>
          <table:table-cell/>
          <table:table-cell office:value-type="string">
            <text:p>steps</text:p>
          </table:table-cell>
          <table:table-cell office:value-type="string">
            <text:p>#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/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5" office:value-type="float" office:value="51">
            <text:p>51</text:p>
          </table:table-cell>
          <table:table-cell/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style-name="ce5" office:value-type="float" office:value="76">
            <text:p>76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style-name="ce5" office:value-type="float" office:value="102">
            <text:p>102</text:p>
          </table:table-cell>
          <table:table-cell/>
          <table:table-cell table:style-name="ce5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105">
            <text:p>105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style-name="ce5" office:value-type="float" office:value="115">
            <text:p>115</text:p>
          </table:table-cell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float" office:value="23">
            <text:p>23</text:p>
          </table:table-cell>
          <table:table-cell/>
          <table:table-cell office:value-type="float" office:value="11">
            <text:p>11</text:p>
          </table:table-cell>
          <table:table-cell table:style-name="ce5" office:value-type="float" office:value="122">
            <text:p>122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37">
            <text:p>37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2">
            <text:p>12</text:p>
          </table:table-cell>
          <table:table-cell table:style-name="ce5" office:value-type="float" office:value="148">
            <text:p>148</text:p>
          </table:table-cell>
          <table:table-cell/>
          <table:table-cell table:style-name="ce5" office:value-type="float" office:value="17">
            <text:p>17</text:p>
          </table:table-cell>
          <table:table-cell table:style-name="ce5" office:value-type="float" office:value="55">
            <text:p>55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float" office:value="40">
            <text:p>40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219">
            <text:p>219</text:p>
          </table:table-cell>
          <table:table-cell/>
          <table:table-cell table:style-name="ce5" office:value-type="float" office:value="18">
            <text:p>18</text:p>
          </table:table-cell>
          <table:table-cell table:style-name="ce5" office:value-type="float" office:value="104">
            <text:p>104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float" office:value="49">
            <text:p>49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241">
            <text:p>241</text:p>
          </table:table-cell>
          <table:table-cell/>
          <table:table-cell table:style-name="ce5" office:value-type="float" office:value="19">
            <text:p>19</text:p>
          </table:table-cell>
          <table:table-cell table:style-name="ce5" office:value-type="float" office:value="141">
            <text:p>141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float" office:value="102">
            <text:p>102</text:p>
          </table:table-cell>
          <table:table-cell/>
          <table:table-cell office:value-type="float" office:value="15">
            <text:p>15</text:p>
          </table:table-cell>
          <table:table-cell table:style-name="ce5" office:value-type="float" office:value="258">
            <text:p>258</text:p>
          </table:table-cell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173">
            <text:p>173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float" office:value="102">
            <text:p>102</text:p>
          </table:table-cell>
          <table:table-cell/>
          <table:table-cell office:value-type="float" office:value="16">
            <text:p>16</text:p>
          </table:table-cell>
          <table:table-cell table:style-name="ce5" office:value-type="float" office:value="303">
            <text:p>303</text:p>
          </table:table-cell>
          <table:table-cell/>
          <table:table-cell table:style-name="ce5" office:value-type="float" office:value="21">
            <text:p>21</text:p>
          </table:table-cell>
          <table:table-cell table:style-name="ce5" office:value-type="float" office:value="261">
            <text:p>261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float" office:value="169">
            <text:p>169</text:p>
          </table:table-cell>
          <table:table-cell/>
          <table:table-cell office:value-type="float" office:value="17">
            <text:p>17</text:p>
          </table:table-cell>
          <table:table-cell table:style-name="ce5" office:value-type="float" office:value="350">
            <text:p>350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27">
            <text:p>327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float" office:value="225">
            <text:p>225</text:p>
          </table:table-cell>
          <table:table-cell/>
          <table:table-cell office:value-type="float" office:value="18">
            <text:p>18</text:p>
          </table:table-cell>
          <table:table-cell table:style-name="ce5" office:value-type="float" office:value="363">
            <text:p>363</text:p>
          </table:table-cell>
          <table:table-cell/>
          <table:table-cell table:style-name="ce5" office:value-type="float" office:value="23">
            <text:p>23</text:p>
          </table:table-cell>
          <table:table-cell table:style-name="ce5" office:value-type="float" office:value="466">
            <text:p>466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float" office:value="284">
            <text:p>284</text:p>
          </table:table-cell>
          <table:table-cell/>
          <table:table-cell office:value-type="float" office:value="19">
            <text:p>19</text:p>
          </table:table-cell>
          <table:table-cell table:style-name="ce5" office:value-type="float" office:value="459">
            <text:p>459</text:p>
          </table:table-cell>
          <table:table-cell/>
          <table:table-cell table:style-name="ce5" office:value-type="float" office:value="24">
            <text:p>24</text:p>
          </table:table-cell>
          <table:table-cell table:style-name="ce5" office:value-type="float" office:value="530">
            <text:p>530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float" office:value="356">
            <text:p>356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521">
            <text:p>521</text:p>
          </table:table-cell>
          <table:table-cell/>
          <table:table-cell table:style-name="ce5" office:value-type="float" office:value="25">
            <text:p>25</text:p>
          </table:table-cell>
          <table:table-cell table:style-name="ce5" office:value-type="float" office:value="630">
            <text:p>630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float" office:value="420">
            <text:p>420</text:p>
          </table:table-cell>
          <table:table-cell/>
          <table:table-cell office:value-type="float" office:value="21">
            <text:p>21</text:p>
          </table:table-cell>
          <table:table-cell table:style-name="ce5" office:value-type="float" office:value="582">
            <text:p>582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728">
            <text:p>728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float" office:value="503">
            <text:p>503</text:p>
          </table:table-cell>
          <table:table-cell/>
          <table:table-cell office:value-type="float" office:value="22">
            <text:p>22</text:p>
          </table:table-cell>
          <table:table-cell table:style-name="ce5" office:value-type="float" office:value="588">
            <text:p>588</text:p>
          </table:table-cell>
          <table:table-cell/>
          <table:table-cell table:style-name="ce5" office:value-type="float" office:value="27">
            <text:p>27</text:p>
          </table:table-cell>
          <table:table-cell table:style-name="ce5" office:value-type="float" office:value="747">
            <text:p>747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float" office:value="622">
            <text:p>622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568">
            <text:p>568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823">
            <text:p>823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float" office:value="676">
            <text:p>676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614">
            <text:p>614</text:p>
          </table:table-cell>
          <table:table-cell/>
          <table:table-cell table:style-name="ce5" office:value-type="float" office:value="29">
            <text:p>29</text:p>
          </table:table-cell>
          <table:table-cell table:style-name="ce5" office:value-type="float" office:value="768">
            <text:p>768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float" office:value="742">
            <text:p>742</text:p>
          </table:table-cell>
          <table:table-cell/>
          <table:table-cell office:value-type="float" office:value="25">
            <text:p>25</text:p>
          </table:table-cell>
          <table:table-cell table:style-name="ce5" office:value-type="float" office:value="604">
            <text:p>604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778">
            <text:p>778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table:style-name="ce5" office:value-type="float" office:value="765">
            <text:p>765</text:p>
          </table:table-cell>
          <table:table-cell/>
          <table:table-cell office:value-type="float" office:value="26">
            <text:p>26</text:p>
          </table:table-cell>
          <table:table-cell table:style-name="ce5" office:value-type="float" office:value="631">
            <text:p>631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707">
            <text:p>707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table:style-name="ce5" office:value-type="float" office:value="783">
            <text:p>783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577">
            <text:p>577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585">
            <text:p>585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table:style-name="ce5" office:value-type="float" office:value="778">
            <text:p>778</text:p>
          </table:table-cell>
          <table:table-cell/>
          <table:table-cell office:value-type="float" office:value="28">
            <text:p>28</text:p>
          </table:table-cell>
          <table:table-cell table:style-name="ce5" office:value-type="float" office:value="528">
            <text:p>528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549">
            <text:p>54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float" office:value="746">
            <text:p>746</text:p>
          </table:table-cell>
          <table:table-cell/>
          <table:table-cell office:value-type="float" office:value="29">
            <text:p>29</text:p>
          </table:table-cell>
          <table:table-cell table:style-name="ce5" office:value-type="float" office:value="437">
            <text:p>437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440">
            <text:p>440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table:style-name="ce5" office:value-type="float" office:value="666">
            <text:p>666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388">
            <text:p>388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34">
            <text:p>33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table:style-name="ce5" office:value-type="float" office:value="575">
            <text:p>575</text:p>
          </table:table-cell>
          <table:table-cell/>
          <table:table-cell office:value-type="float" office:value="31">
            <text:p>31</text:p>
          </table:table-cell>
          <table:table-cell table:style-name="ce5" office:value-type="float" office:value="338">
            <text:p>338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table:style-name="ce5" office:value-type="float" office:value="422">
            <text:p>422</text:p>
          </table:table-cell>
          <table:table-cell/>
          <table:table-cell office:value-type="float" office:value="32">
            <text:p>32</text:p>
          </table:table-cell>
          <table:table-cell table:style-name="ce5" office:value-type="float" office:value="223">
            <text:p>223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218">
            <text:p>218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table:style-name="ce5" office:value-type="float" office:value="346">
            <text:p>346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163">
            <text:p>163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144">
            <text:p>144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table:style-name="ce5" office:value-type="float" office:value="257">
            <text:p>257</text:p>
          </table:table-cell>
          <table:table-cell/>
          <table:table-cell office:value-type="float" office:value="34">
            <text:p>34</text:p>
          </table:table-cell>
          <table:table-cell table:style-name="ce5" office:value-type="float" office:value="104">
            <text:p>104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90">
            <text:p>90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table:style-name="ce5" office:value-type="float" office:value="133">
            <text:p>133</text:p>
          </table:table-cell>
          <table:table-cell/>
          <table:table-cell office:value-type="float" office:value="35">
            <text:p>35</text:p>
          </table:table-cell>
          <table:table-cell table:style-name="ce5" office:value-type="float" office:value="90">
            <text:p>90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23">
            <text:p>23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table:style-name="ce5" office:value-type="float" office:value="80">
            <text:p>80</text:p>
          </table:table-cell>
          <table:table-cell/>
          <table:table-cell office:value-type="float" office:value="36">
            <text:p>36</text:p>
          </table:table-cell>
          <table:table-cell table:style-name="ce5" office:value-type="float" office:value="58">
            <text:p>5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table:style-name="ce5" office:value-type="float" office:value="48">
            <text:p>48</text:p>
          </table:table-cell>
          <table:table-cell/>
          <table:table-cell office:value-type="float" office:value="37">
            <text:p>37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float" office:value="39">
            <text:p>39</text:p>
          </table:table-cell>
          <table:table-cell table:style-name="ce5" office:value-type="float" office:value="18">
            <text:p>18</text:p>
          </table:table-cell>
          <table:table-cell/>
          <table:table-cell office:value-type="float" office:value="38">
            <text:p>38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style-name="ce5" office:value-type="float" office:value="10">
            <text:p>10</text:p>
          </table:table-cell>
          <table:table-cell/>
          <table:table-cell office:value-type="float" office:value="39">
            <text:p>39</text:p>
          </table:table-cell>
          <table:table-cell table:style-name="ce5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float" office:value="41">
            <text:p>41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style-name="ce5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formula="of:=SUMPRODUCT([.A138:.A176];[.B138:.B176])/10000" office:value-type="float" office:value="26.9969">
            <text:p>26,9969</text:p>
          </table:table-cell>
          <table:table-cell table:number-columns-repeated="2"/>
          <table:table-cell table:style-name="ce3" table:formula="of:=SUMPRODUCT([.D138:.D176];[.E138:.E176])/10000" office:value-type="float" office:value="22.602">
            <text:p>22,602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IDEAL 3x5x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FUZZY</text:p>
          </table:table-cell>
          <table:table-cell table:number-columns-repeated="2"/>
          <table:table-cell table:style-name="Default"/>
          <table:table-cell table:style-name="ce6" office:value-type="string">
            <text:p>LEX</text:p>
          </table:table-cell>
          <table:table-cell table:number-columns-repeated="1017"/>
        </table:table-row>
        <table:table-row table:style-name="ro4">
          <table:table-cell table:style-name="Default" table:number-columns-repeated="2"/>
          <table:table-cell office:value-type="string">
            <text:p>Pathlength</text:p>
          </table:table-cell>
          <table:table-cell office:value-type="string">
            <text:p>Counter</text:p>
          </table:table-cell>
          <table:table-cell office:value-type="string">
            <text:p>PxC</text:p>
          </table:table-cell>
          <table:table-cell table:style-name="Default"/>
          <table:table-cell office:value-type="string">
            <text:p>Pathlength</text:p>
          </table:table-cell>
          <table:table-cell office:value-type="string">
            <text:p>Counter</text:p>
          </table:table-cell>
          <table:table-cell office:value-type="string">
            <text:p>PxC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188]*[.C188]" office:value-type="float" office:value="0">
            <text:p>0</text:p>
          </table:table-cell>
          <table:table-cell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188]*[.G188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189]*[.C189]" office:value-type="float" office:value="0">
            <text:p>0</text:p>
          </table:table-cell>
          <table:table-cell table:style-name="Default"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formula="of:=[.H189]*[.G189]" office:value-type="float" office:value="98">
            <text:p>98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D190]*[.C190]" office:value-type="float" office:value="0">
            <text:p>0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table:formula="of:=[.H190]*[.G190]" office:value-type="float" office:value="1185">
            <text:p>1185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D191]*[.C191]" office:value-type="float" office:value="24">
            <text:p>24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table:formula="of:=[.H191]*[.G191]" office:value-type="float" office:value="1652">
            <text:p>1652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formula="of:=[.D192]*[.C192]" office:value-type="float" office:value="425">
            <text:p>425</text:p>
          </table:table-cell>
          <table:table-cell table:style-name="Default"/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formula="of:=[.H192]*[.G192]"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table:formula="of:=[.D193]*[.C193]" office:value-type="float" office:value="1440">
            <text:p>1440</text:p>
          </table:table-cell>
          <table:table-cell table:style-name="Default"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formula="of:=[.H193]*[.G193]" office:value-type="float" office:value="138">
            <text:p>138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  <table:table-cell table:formula="of:=[.D194]*[.C194]" office:value-type="float" office:value="1757">
            <text:p>175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table:formula="of:=[.D195]*[.C195]" office:value-type="float" office:value="1488">
            <text:p>1488</text:p>
          </table:table-cell>
          <table:table-cell table:style-name="Default"/>
          <table:table-cell table:number-columns-repeated="2"/>
          <table:table-cell table:formula="of:=SUM([.I188:.I193])/1000" office:value-type="float" office:value="3.673">
            <text:p>3,673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table:formula="of:=[.D196]*[.C196]" office:value-type="float" office:value="621">
            <text:p>62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[.D197]*[.C197]" office:value-type="float" office:value="410">
            <text:p>4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[.D198]*[.C198]" office:value-type="float" office:value="363">
            <text:p>36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[.D199]*[.C199]" office:value-type="float" office:value="276">
            <text:p>27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table:number-columns-repeated="2" office:value-type="float" office:value="13">
            <text:p>13</text:p>
          </table:table-cell>
          <table:table-cell table:formula="of:=[.D200]*[.C200]" office:value-type="float" office:value="169">
            <text:p>16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D201]*[.C201]" office:value-type="float" office:value="168">
            <text:p>168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[.D202]*[.C202]" office:value-type="float" office:value="180">
            <text:p>18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D203]*[.C203]" office:value-type="float" office:value="176">
            <text:p>17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D204]*[.C204]" office:value-type="float" office:value="119">
            <text:p>11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[.D205]*[.C205]" office:value-type="float" office:value="54">
            <text:p>5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06]*[.C206]" office:value-type="float" office:value="76">
            <text:p>7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D207]*[.C207]"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[.D208]*[.C208]" office:value-type="float" office:value="63">
            <text:p>6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D209]*[.C209]" office:value-type="float" office:value="22">
            <text:p>22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188:.E209])/1000" office:value-type="float" office:value="7.831">
            <text:p>7,831</text:p>
          </table:table-cell>
          <table:table-cell table:number-columns-repeated="1019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8">18.01.2024</text:date>, <text:time>08:1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8T08:13:42.85</dc:date>
    <meta:document-statistic meta:table-count="1" meta:cell-count="1399" meta:object-count="0"/>
    <meta:generator>OpenOffice/4.1.14$Win32 OpenOffice.org_project/4114m1$Build-9811</meta:generator>
  </office:meta>
</office:document-meta>
</file>